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breath of winter.</text:p>
      <text:p text:style-name="Preformatted_20_Text"></text:p>
      <text:p text:style-name="Preformatted_20_Text">One chilling winters day a man in tattered and bloodied clothing wanders into the village, the woman beckoning their children to come away from him as they stare in astonishment when the man faints close to the village centre.</text:p>
      <text:p text:style-name="Preformatted_20_Text"></text:p>
      <text:p text:style-name="Preformatted_20_Text">You are summoned to where the man is lying face down on the ground, while studying the man closer you see a very large sword holstered to his back, old broken armour clasped to his body under the tattered clothing and deep wounds all over his body.</text:p>
      <text:p text:style-name="Preformatted_20_Text"></text:p>
      <text:p text:style-name="Preformatted_20_Text">[You tell the men to drag the body to the outskirts of the village and leave him there] - 1</text:p>
      <text:p text:style-name="Preformatted_20_Text">[You have the village men take him to your hovel and dress his wounds] - 2</text:p>
      <text:p text:style-name="Preformatted_20_Text"></text:p>
      <text:p text:style-name="Preformatted_20_Text">1 - The next day the men report that the body is missing from the outskirts of the village. That evening loud moans can be heard from outside the village in the darkness, the next day most of the villagers look drain probably from the lack of sleep the previous evening.</text:p>
      <text:p text:style-name="Preformatted_20_Text"></text:p>
      <text:p text:style-name="Preformatted_20_Text">On the second evening the moans return loader as if carried by the winter wind, the next day the villagers look even paler than before as the all struggle to do their daily tasks.</text:p>
      <text:p text:style-name="Preformatted_20_Text"></text:p>
      <text:p text:style-name="Preformatted_20_Text">On the third eve the moans reach their peak, as the icy cold wind rattles lose planks and the cold cuts through the thick hide clothes every time a moan starts. You decide to send three of your bravest villagers to investigate, a few minutes later screaming can be heard from the darkness, the men never return.</text:p>
      <text:p text:style-name="Preformatted_20_Text"></text:p>
      <text:p text:style-name="Preformatted_20_Text">The next morning a message is found in the snow, the red letters in the snow making out the sentence "The price has been paid" [3 men go missing?].</text:p>
      <text:p text:style-name="Preformatted_20_Text"></text:p>
      <text:p text:style-name="Preformatted_20_Text">2 - The man makes what can only be described as a miraculous recovery, within days his wounds are closed and even the armour he is clad in looks to be in a better condition.</text:p>
      <text:p text:style-name="Preformatted_20_Text"></text:p>
      <text:p text:style-name="Preformatted_20_Text">The man explains he use to be a black smith from the crypt mountains to the west of your village and that one day he went to gather ores from the mountains river. As he returned he found his home was ransacked by bandits, they killed his family and left nothing of value.</text:p>
      <text:p text:style-name="Preformatted_20_Text"></text:p>
      <text:p text:style-name="Preformatted_20_Text">He goes on explaining how he created his great sword with only the intent of hunting those that killed his family. Your eyes drift to the sword, the runes on the great sword looking the same as those that where engraved on great standing stones close to the village, a cold shiver running down your spine.</text:p>
      <text:p text:style-name="Preformatted_20_Text"></text:p>
      <text:p text:style-name="Preformatted_20_Text">The man looks you square in the eyes and asks your help to bring the last of the bandits to justice.</text:p>
      <text:p text:style-name="Preformatted_20_Text"></text:p>
      <text:p text:style-name="Preformatted_20_Text">[You offer to help the man slay those that wronged him] - 3</text:p>
      <text:p text:style-name="Preformatted_20_Text">[You tell the man he is always welcome and offer food rations for his journey but you will not help him take the lives of others] - 4</text:p>
      <text:p text:style-name="Preformatted_20_Text"></text:p>
      <text:p text:style-name="Preformatted_20_Text">3 - The raiding party set of with the black smith and within a few days they return without the black smith but with the spoils of a raid, the men gather in your hovel to recall the tales of what happened.</text:p>
      <text:p text:style-name="Preformatted_20_Text"></text:p>
      <text:p text:style-name="Preformatted_20_Text">They recall that on the second evening the blacksmith was sitting with them around the fire as they told each other old stories of the gods of war, the black smith recalled a story of the god of revenge and as his story came to an end the fire pit <text:soft-page-break/>burnt brighter and brighter until they had to back away from it.</text:p>
      <text:p text:style-name="Preformatted_20_Text"></text:p>
      <text:p text:style-name="Preformatted_20_Text">The blacksmith got up and walked into the fire disappearing into its bright flames, when the fire burnt out the next morning they found these treasures in the ashes.</text:p>
      <text:p text:style-name="Preformatted_20_Text"></text:p>
      <text:p text:style-name="Preformatted_20_Text">4 - The next morning the blacksmith is gone, a set of tracks leading from your hovel into the forest close by can be seen but the track disappear after they enter the forest, in your hovel warped in thick leathers is the sword of the blacksmith.</text:p>
      <text:p text:style-name="Preformatted_20_Text"></text:p>
      <text:p text:style-name="Preformatted_20_Text">As you pick up the sword you discover it is almost as light as a dagger, it can be swung around with almost no effort from the wielders side. Taking the sword to the elders they translate the runes, it seems the swords name is Breath of Win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734" meta:character-count="3818" meta:non-whitespace-character-count="3070"/>
    <meta:generator>LibreOffice/6.2.7.1$Linux_X86_64 LibreOffice_project/20$Build-1</meta:generator>
  </office:meta>
</office:document-meta>
</file>